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9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2" calcext:value-type="date">
            <text:p>2025-09-12</text:p>
          </table:table-cell>
          <table:table-cell office:value-type="float" office:value="44768.12" calcext:value-type="float">
            <text:p>44768.12</text:p>
          </table:table-cell>
          <table:table-cell office:value-type="float" office:value="3160.49" calcext:value-type="float">
            <text:p>3160.49</text:p>
          </table:table-cell>
          <table:table-cell office:value-type="float" office:value="40686.68" calcext:value-type="float">
            <text:p>40686.6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6" calcext:value-type="date">
            <text:p>2025-09-16</text:p>
          </table:table-cell>
          <table:table-cell office:value-type="float" office:value="44902.27" calcext:value-type="float">
            <text:p>44902.27</text:p>
          </table:table-cell>
          <table:table-cell office:value-type="float" office:value="3168.36" calcext:value-type="float">
            <text:p>3168.36</text:p>
          </table:table-cell>
          <table:table-cell office:value-type="float" office:value="40832.84" calcext:value-type="float">
            <text:p>40832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7" calcext:value-type="date">
            <text:p>2025-09-17</text:p>
          </table:table-cell>
          <table:table-cell office:value-type="float" office:value="44790.38" calcext:value-type="float">
            <text:p>44790.38</text:p>
          </table:table-cell>
          <table:table-cell office:value-type="float" office:value="3145.83" calcext:value-type="float">
            <text:p>3145.83</text:p>
          </table:table-cell>
          <table:table-cell office:value-type="float" office:value="40515.42" calcext:value-type="float">
            <text:p>40515.4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8" calcext:value-type="date">
            <text:p>2025-09-18</text:p>
          </table:table-cell>
          <table:table-cell office:value-type="float" office:value="45303.43" calcext:value-type="float">
            <text:p>45303.43</text:p>
          </table:table-cell>
          <table:table-cell office:value-type="float" office:value="3158.87" calcext:value-type="float">
            <text:p>3158.87</text:p>
          </table:table-cell>
          <table:table-cell office:value-type="float" office:value="40688.02" calcext:value-type="float">
            <text:p>40688.0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9" calcext:value-type="date">
            <text:p>2025-09-19</text:p>
          </table:table-cell>
          <table:table-cell office:value-type="float" office:value="45045.81" calcext:value-type="float">
            <text:p>45045.81</text:p>
          </table:table-cell>
          <table:table-cell office:value-type="float" office:value="3147.68" calcext:value-type="float">
            <text:p>3147.68</text:p>
          </table:table-cell>
          <table:table-cell office:value-type="float" office:value="40461.54" calcext:value-type="float">
            <text:p>40461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2" calcext:value-type="date">
            <text:p>2025-09-22</text:p>
          </table:table-cell>
          <table:table-cell office:value-type="float" office:value="45493.66" calcext:value-type="float">
            <text:p>45493.66</text:p>
          </table:table-cell>
          <table:table-cell office:value-type="float" office:value="3163.17" calcext:value-type="float">
            <text:p>3163.17</text:p>
          </table:table-cell>
          <table:table-cell office:value-type="float" office:value="40664.82" calcext:value-type="float">
            <text:p>40664.8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4" calcext:value-type="date">
            <text:p>2025-09-24</text:p>
          </table:table-cell>
          <table:table-cell office:value-type="float" office:value="45630.31" calcext:value-type="float">
            <text:p>45630.31</text:p>
          </table:table-cell>
          <table:table-cell office:value-type="float" office:value="3170.45" calcext:value-type="float">
            <text:p>3170.45</text:p>
          </table:table-cell>
          <table:table-cell office:value-type="float" office:value="40593.64" calcext:value-type="float">
            <text:p>40593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5" calcext:value-type="date">
            <text:p>2025-09-25</text:p>
          </table:table-cell>
          <table:table-cell office:value-type="float" office:value="45754.93" calcext:value-type="float">
            <text:p>45754.93</text:p>
          </table:table-cell>
          <table:table-cell office:value-type="float" office:value="3185.35" calcext:value-type="float">
            <text:p>3185.35</text:p>
          </table:table-cell>
          <table:table-cell office:value-type="float" office:value="40812.86" calcext:value-type="float">
            <text:p>40812.8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6" calcext:value-type="date">
            <text:p>2025-09-26</text:p>
          </table:table-cell>
          <table:table-cell office:value-type="float" office:value="45354.99" calcext:value-type="float">
            <text:p>45354.99</text:p>
          </table:table-cell>
          <table:table-cell office:value-type="float" office:value="3187.02" calcext:value-type="float">
            <text:p>3187.02</text:p>
          </table:table-cell>
          <table:table-cell office:value-type="float" office:value="40851.51" calcext:value-type="float">
            <text:p>4085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9" calcext:value-type="date">
            <text:p>2025-09-29</text:p>
          </table:table-cell>
          <table:table-cell office:value-type="float" office:value="45043.75" calcext:value-type="float">
            <text:p>45043.75</text:p>
          </table:table-cell>
          <table:table-cell office:value-type="float" office:value="3131.57" calcext:value-type="float">
            <text:p>3131.57</text:p>
          </table:table-cell>
          <table:table-cell office:value-type="float" office:value="40151.49" calcext:value-type="float">
            <text:p>40151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30" calcext:value-type="date">
            <text:p>2025-09-30</text:p>
          </table:table-cell>
          <table:table-cell office:value-type="float" office:value="44932.63" calcext:value-type="float">
            <text:p>44932.63</text:p>
          </table:table-cell>
          <table:table-cell office:value-type="float" office:value="3137.6" calcext:value-type="float">
            <text:p>3137.60</text:p>
          </table:table-cell>
          <table:table-cell office:value-type="float" office:value="40185.28" calcext:value-type="float">
            <text:p>40185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1" calcext:value-type="date">
            <text:p>2025-10-01</text:p>
          </table:table-cell>
          <table:table-cell office:value-type="float" office:value="44550.85" calcext:value-type="float">
            <text:p>44550.85</text:p>
          </table:table-cell>
          <table:table-cell office:value-type="float" office:value="3094.74" calcext:value-type="float">
            <text:p>3094.74</text:p>
          </table:table-cell>
          <table:table-cell office:value-type="float" office:value="39705.07" calcext:value-type="float">
            <text:p>39705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2" calcext:value-type="date">
            <text:p>2025-10-02</text:p>
          </table:table-cell>
          <table:table-cell office:value-type="float" office:value="44936.73" calcext:value-type="float">
            <text:p>44936.73</text:p>
          </table:table-cell>
          <table:table-cell office:value-type="float" office:value="3087.4" calcext:value-type="float">
            <text:p>3087.40</text:p>
          </table:table-cell>
          <table:table-cell office:value-type="float" office:value="39587.91" calcext:value-type="float">
            <text:p>39587.9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3" calcext:value-type="date">
            <text:p>2025-10-03</text:p>
          </table:table-cell>
          <table:table-cell office:value-type="float" office:value="45769.5" calcext:value-type="float">
            <text:p>45769.50</text:p>
          </table:table-cell>
          <table:table-cell office:value-type="float" office:value="3129.17" calcext:value-type="float">
            <text:p>3129.17</text:p>
          </table:table-cell>
          <table:table-cell office:value-type="float" office:value="39941.16" calcext:value-type="float">
            <text:p>39941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6" calcext:value-type="date">
            <text:p>2025-10-06</text:p>
          </table:table-cell>
          <table:table-cell office:value-type="float" office:value="47944.76" calcext:value-type="float">
            <text:p>47944.76</text:p>
          </table:table-cell>
          <table:table-cell office:value-type="float" office:value="3226.06" calcext:value-type="float">
            <text:p>3226.06</text:p>
          </table:table-cell>
          <table:table-cell office:value-type="float" office:value="40952.22" calcext:value-type="float">
            <text:p>40952.2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7" calcext:value-type="date">
            <text:p>2025-10-07</text:p>
          </table:table-cell>
          <table:table-cell office:value-type="float" office:value="47950.88" calcext:value-type="float">
            <text:p>47950.88</text:p>
          </table:table-cell>
          <table:table-cell office:value-type="float" office:value="3227.91" calcext:value-type="float">
            <text:p>3227.91</text:p>
          </table:table-cell>
          <table:table-cell office:value-type="float" office:value="40976.61" calcext:value-type="float">
            <text:p>40976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8" calcext:value-type="date">
            <text:p>2025-10-08</text:p>
          </table:table-cell>
          <table:table-cell office:value-type="float" office:value="47734.99" calcext:value-type="float">
            <text:p>47734.99</text:p>
          </table:table-cell>
          <table:table-cell office:value-type="float" office:value="3235.66" calcext:value-type="float">
            <text:p>3235.66</text:p>
          </table:table-cell>
          <table:table-cell office:value-type="float" office:value="41035.8" calcext:value-type="float">
            <text:p>41035.8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9" calcext:value-type="date">
            <text:p>2025-10-09</text:p>
          </table:table-cell>
          <table:table-cell office:value-type="float" office:value="48580.44" calcext:value-type="float">
            <text:p>48580.44</text:p>
          </table:table-cell>
          <table:table-cell office:value-type="float" office:value="3257.77" calcext:value-type="float">
            <text:p>3257.77</text:p>
          </table:table-cell>
          <table:table-cell office:value-type="float" office:value="41261.48" calcext:value-type="float">
            <text:p>41261.4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0" calcext:value-type="date">
            <text:p>2025-10-10</text:p>
          </table:table-cell>
          <table:table-cell office:value-type="float" office:value="48088.8" calcext:value-type="float">
            <text:p>48088.80</text:p>
          </table:table-cell>
          <table:table-cell office:value-type="float" office:value="3197.59" calcext:value-type="float">
            <text:p>3197.59</text:p>
          </table:table-cell>
          <table:table-cell office:value-type="float" office:value="40491.29" calcext:value-type="float">
            <text:p>40491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4" calcext:value-type="date">
            <text:p>2025-10-14</text:p>
          </table:table-cell>
          <table:table-cell office:value-type="float" office:value="46847.32" calcext:value-type="float">
            <text:p>46847.32</text:p>
          </table:table-cell>
          <table:table-cell office:value-type="float" office:value="3133.99" calcext:value-type="float">
            <text:p>3133.99</text:p>
          </table:table-cell>
          <table:table-cell office:value-type="float" office:value="39779.67" calcext:value-type="float">
            <text:p>39779.6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5" calcext:value-type="date">
            <text:p>2025-10-15</text:p>
          </table:table-cell>
          <table:table-cell office:value-type="float" office:value="47672.67" calcext:value-type="float">
            <text:p>47672.67</text:p>
          </table:table-cell>
          <table:table-cell office:value-type="float" office:value="3183.64" calcext:value-type="float">
            <text:p>3183.64</text:p>
          </table:table-cell>
          <table:table-cell office:value-type="float" office:value="40341.33" calcext:value-type="float">
            <text:p>40341.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6" calcext:value-type="date">
            <text:p>2025-10-16</text:p>
          </table:table-cell>
          <table:table-cell office:value-type="float" office:value="48277.74" calcext:value-type="float">
            <text:p>48277.74</text:p>
          </table:table-cell>
          <table:table-cell office:value-type="float" office:value="3203.42" calcext:value-type="float">
            <text:p>3203.42</text:p>
          </table:table-cell>
          <table:table-cell office:value-type="float" office:value="40499.61" calcext:value-type="float">
            <text:p>40499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7" calcext:value-type="date">
            <text:p>2025-10-17</text:p>
          </table:table-cell>
          <table:table-cell office:value-type="float" office:value="47582.15" calcext:value-type="float">
            <text:p>47582.15</text:p>
          </table:table-cell>
          <table:table-cell office:value-type="float" office:value="3170.44" calcext:value-type="float">
            <text:p>3170.44</text:p>
          </table:table-cell>
          <table:table-cell office:value-type="float" office:value="40138.33" calcext:value-type="float">
            <text:p>40138.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0" calcext:value-type="date">
            <text:p>2025-10-20</text:p>
          </table:table-cell>
          <table:table-cell office:value-type="float" office:value="49185.5" calcext:value-type="float">
            <text:p>49185.50</text:p>
          </table:table-cell>
          <table:table-cell office:value-type="float" office:value="3248.45" calcext:value-type="float">
            <text:p>3248.45</text:p>
          </table:table-cell>
          <table:table-cell office:value-type="float" office:value="40913.31" calcext:value-type="float">
            <text:p>40913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1" calcext:value-type="date">
            <text:p>2025-10-21</text:p>
          </table:table-cell>
          <table:table-cell office:value-type="float" office:value="49316.06" calcext:value-type="float">
            <text:p>49316.06</text:p>
          </table:table-cell>
          <table:table-cell office:value-type="float" office:value="3249.5" calcext:value-type="float">
            <text:p>3249.50</text:p>
          </table:table-cell>
          <table:table-cell office:value-type="float" office:value="40998.83" calcext:value-type="float">
            <text:p>40998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2" calcext:value-type="date">
            <text:p>2025-10-22</text:p>
          </table:table-cell>
          <table:table-cell office:value-type="float" office:value="49307.79" calcext:value-type="float">
            <text:p>49307.79</text:p>
          </table:table-cell>
          <table:table-cell office:value-type="float" office:value="3266.43" calcext:value-type="float">
            <text:p>3266.43</text:p>
          </table:table-cell>
          <table:table-cell office:value-type="float" office:value="41291.61" calcext:value-type="float">
            <text:p>41291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3" calcext:value-type="date">
            <text:p>2025-10-23</text:p>
          </table:table-cell>
          <table:table-cell table:style-name="Default" office:value-type="float" office:value="48641.61" calcext:value-type="float">
            <text:p>48641.61</text:p>
          </table:table-cell>
          <table:table-cell office:value-type="float" office:value="3253.78" calcext:value-type="float">
            <text:p>3253.78</text:p>
          </table:table-cell>
          <table:table-cell office:value-type="float" office:value="41220.16" calcext:value-type="float">
            <text:p>41220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4" calcext:value-type="date">
            <text:p>2025-10-24</text:p>
          </table:table-cell>
          <table:table-cell office:value-type="float" office:value="49299.65" calcext:value-type="float">
            <text:p>49299.65</text:p>
          </table:table-cell>
          <table:table-cell office:value-type="float" office:value="3269.45" calcext:value-type="float">
            <text:p>3269.45</text:p>
          </table:table-cell>
          <table:table-cell office:value-type="float" office:value="41405.64" calcext:value-type="float">
            <text:p>41405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7" calcext:value-type="date">
            <text:p>2025-10-27</text:p>
          </table:table-cell>
          <table:table-cell office:value-type="float" office:value="50512.32" calcext:value-type="float">
            <text:p>50512.32</text:p>
          </table:table-cell>
          <table:table-cell office:value-type="float" office:value="3325.05" calcext:value-type="float">
            <text:p>3325.05</text:p>
          </table:table-cell>
          <table:table-cell office:value-type="float" office:value="41964.44" calcext:value-type="float">
            <text:p>41964.4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8" calcext:value-type="date">
            <text:p>2025-10-28</text:p>
          </table:table-cell>
          <table:table-cell office:value-type="float" office:value="50219.18" calcext:value-type="float">
            <text:p>50219.18</text:p>
          </table:table-cell>
          <table:table-cell office:value-type="float" office:value="3285.87" calcext:value-type="float">
            <text:p>3285.87</text:p>
          </table:table-cell>
          <table:table-cell office:value-type="float" office:value="41340" calcext:value-type="float">
            <text:p>41340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9" calcext:value-type="date">
            <text:p>2025-10-29</text:p>
          </table:table-cell>
          <table:table-cell office:value-type="float" office:value="51307.65" calcext:value-type="float">
            <text:p>51307.65</text:p>
          </table:table-cell>
          <table:table-cell office:value-type="float" office:value="3278.24" calcext:value-type="float">
            <text:p>3278.24</text:p>
          </table:table-cell>
          <table:table-cell office:value-type="float" office:value="41053.65" calcext:value-type="float">
            <text:p>41053.6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30" calcext:value-type="date">
            <text:p>2025-10-30</text:p>
          </table:table-cell>
          <table:table-cell office:value-type="float" office:value="51325.61" calcext:value-type="float">
            <text:p>51325.61</text:p>
          </table:table-cell>
          <table:table-cell office:value-type="float" office:value="3300.79" calcext:value-type="float">
            <text:p>3300.79</text:p>
          </table:table-cell>
          <table:table-cell office:value-type="float" office:value="41405.74" calcext:value-type="float">
            <text:p>41405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31" calcext:value-type="date">
            <text:p>2025-10-31</text:p>
          </table:table-cell>
          <table:table-cell table:number-columns-repeated="3"/>
          <table:table-cell table:style-name="ce9" table:number-columns-repeated="16380"/>
        </table:table-row>
        <table:table-row table:style-name="ro2" table:number-rows-repeated="1048422">
          <table:table-cell table:number-columns-repeated="4"/>
          <table:table-cell table:style-name="ce9" table:number-columns-repeated="16380"/>
        </table:table-row>
        <table:table-row table:style-name="ro2">
          <table:table-cell table:number-columns-repeated="4"/>
          <table:table-cell table:style-name="ce9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00/00/00</text:date>, <text:time style:data-style-name="N2" text:time-value="16:03:33.176634193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8.2.2$Linux_X86_64 LibreOffice_project/580$Build-2</meta:generator>
    <dc:date>2025-10-31T16:05:49.417570982</dc:date>
    <meta:editing-duration>P1DT4H18M57S</meta:editing-duration>
    <meta:editing-cycles>333</meta:editing-cycles>
    <meta:document-statistic meta:table-count="1" meta:cell-count="609" meta:object-count="0"/>
  </office:meta>
</office:document-meta>
</file>